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6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8859e6, out</text:p>
          </table:table-cell>
          <table:table-cell office:value-type="string" calcext:value-type="string">
            <text:p><text:s/>4.4090e6, dro</text:p>
          </table:table-cell>
          <table:table-cell office:value-type="string" calcext:value-type="string">
            <text:p>p 4.47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404932196" calcext:value-type="float">
            <text:p>4049321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723469683454329" calcext:value-type="float">
            <text:p>0.723469683454329</text:p>
          </table:table-cell>
          <table:table-cell table:formula="of:=[.D9]/[.D5]" office:value-type="float" office:value="0.276530316545671" calcext:value-type="float">
            <text:p>0.27653031654567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3518151496" calcext:value-type="float">
            <text:p>35181514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/4" office:value-type="float" office:value="6948641020.81608" calcext:value-type="float">
            <text:p>6948641020.81608</text:p>
          </table:table-cell>
          <table:table-cell table:formula="of:=[.F9]+[.F14]+[.F15]+[.F16]+(([.F5]+[.F6])*[.K5])+[.F7]*0.75" office:value-type="float" office:value="7726879311.18392" calcext:value-type="float">
            <text:p>7726879311.1839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24607" calcext:value-type="float">
            <text:p>724607</text:p>
          </table:table-cell>
          <table:table-cell office:value-type="float" office:value="90723951" calcext:value-type="float">
            <text:p>9072395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37131008" calcext:value-type="float">
            <text:p>2437131008</text:p>
          </table:table-cell>
          <table:table-cell office:value-type="float" office:value="125.2" calcext:value-type="float">
            <text:p>125.2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13.359369929915" calcext:value-type="float">
            <text:p>213.359369929915</text:p>
          </table:table-cell>
          <table:table-cell table:formula="of:=[.K6]/[.D9]" office:value-type="float" office:value="620.716885071106" calcext:value-type="float">
            <text:p>620.71688507110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558" calcext:value-type="float">
            <text:p>318558</text:p>
          </table:table-cell>
          <table:table-cell office:value-type="float" office:value="45707856" calcext:value-type="float">
            <text:p>45707856</text:p>
          </table:table-cell>
          <table:table-cell office:value-type="float" office:value="0" calcext:value-type="float">
            <text:p>0</text:p>
          </table:table-cell>
          <table:table-cell office:value-type="float" office:value="1692439072" calcext:value-type="float">
            <text:p>1692439072</text:p>
          </table:table-cell>
          <table:table-cell office:value-type="float" office:value="143.48" calcext:value-type="float">
            <text:p>14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213637764" calcext:value-type="float">
            <text:p>21363776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53687464" calcext:value-type="float">
            <text:p>953687464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624123688" calcext:value-type="float">
            <text:p>6241236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49116068" calcext:value-type="float">
            <text:p>94911606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74198932" calcext:value-type="float">
            <text:p>97419893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493926052" calcext:value-type="float">
            <text:p>493926052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3569262016" calcext:value-type="float">
            <text:p>356926201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537353648" calcext:value-type="float">
            <text:p>537353648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2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621e6, out</text:p>
          </table:table-cell>
          <table:table-cell office:value-type="string" calcext:value-type="string">
            <text:p><text:s/>4.4544e6, dro</text:p>
          </table:table-cell>
          <table:table-cell office:value-type="string" calcext:value-type="string">
            <text:p>p 4.307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408985844" calcext:value-type="float">
            <text:p>408985844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72251019361716" calcext:value-type="float">
            <text:p>0.72251019361716</text:p>
          </table:table-cell>
          <table:table-cell table:formula="of:=[.D26]/[.D22]" office:value-type="float" office:value="0.27748980638284" calcext:value-type="float">
            <text:p>0.2774898063828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3551515372" calcext:value-type="float">
            <text:p>3551515372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/4" office:value-type="float" office:value="7001510375.39316" calcext:value-type="float">
            <text:p>7001510375.39316</text:p>
          </table:table-cell>
          <table:table-cell table:formula="of:=[.F26]+[.F31]+[.F32]+[.F33]+(([.F22]+[.F23])*[.K22])+[.F24]*0.75" office:value-type="float" office:value="7713508864.60684" calcext:value-type="float">
            <text:p>7713508864.6068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33635" calcext:value-type="float">
            <text:p>733635</text:p>
          </table:table-cell>
          <table:table-cell office:value-type="float" office:value="89461123" calcext:value-type="float">
            <text:p>89461123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320253164" calcext:value-type="float">
            <text:p>2320253164</text:p>
          </table:table-cell>
          <table:table-cell office:value-type="float" office:value="121.94" calcext:value-type="float">
            <text:p>121.94</text:p>
          </table:table-cell>
          <table:table-cell/>
          <table:table-cell office:value-type="string" calcext:value-type="string">
            <text:p>cpp</text:p>
          </table:table-cell>
          <table:table-cell table:formula="of:=[.J23]/[.D27]" office:value-type="float" office:value="213.075074757032" calcext:value-type="float">
            <text:p>213.075074757032</text:p>
          </table:table-cell>
          <table:table-cell table:formula="of:=[.K23]/[.D26]" office:value-type="float" office:value="611.20914078181" calcext:value-type="float">
            <text:p>611.2091407818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0991" calcext:value-type="float">
            <text:p>310991</text:p>
          </table:table-cell>
          <table:table-cell office:value-type="float" office:value="43981683" calcext:value-type="float">
            <text:p>43981683</text:p>
          </table:table-cell>
          <table:table-cell office:value-type="float" office:value="0" calcext:value-type="float">
            <text:p>0</text:p>
          </table:table-cell>
          <table:table-cell office:value-type="float" office:value="1651303896" calcext:value-type="float">
            <text:p>1651303896</text:p>
          </table:table-cell>
          <table:table-cell office:value-type="float" office:value="141.42" calcext:value-type="float">
            <text:p>14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216383752" calcext:value-type="float">
            <text:p>21638375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78770612" calcext:value-type="float">
            <text:p>97877061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636761928" calcext:value-type="float">
            <text:p>63676192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60795056" calcext:value-type="float">
            <text:p>960795056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83616988" calcext:value-type="float">
            <text:p>9836169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495034228" calcext:value-type="float">
            <text:p>495034228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3623370064" calcext:value-type="float">
            <text:p>3623370064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539532232" calcext:value-type="float">
            <text:p>53953223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0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838e6, out</text:p>
          </table:table-cell>
          <table:table-cell office:value-type="string" calcext:value-type="string">
            <text:p><text:s/>4.4282e6, dro</text:p>
          </table:table-cell>
          <table:table-cell office:value-type="string" calcext:value-type="string">
            <text:p>p 4.155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411428284" calcext:value-type="float">
            <text:p>411428284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727213420778668" calcext:value-type="float">
            <text:p>0.727213420778668</text:p>
          </table:table-cell>
          <table:table-cell table:formula="of:=[.D43]/[.D39]" office:value-type="float" office:value="0.272786579221332" calcext:value-type="float">
            <text:p>0.27278657922133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3546508572" calcext:value-type="float">
            <text:p>3546508572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/4" office:value-type="float" office:value="6967322703.27773" calcext:value-type="float">
            <text:p>6967322703.27773</text:p>
          </table:table-cell>
          <table:table-cell table:formula="of:=[.F43]+[.F48]+[.F49]+[.F50]+(([.F39]+[.F40])*[.K39])+[.F41]*0.75" office:value-type="float" office:value="7343308840.71227" calcext:value-type="float">
            <text:p>7343308840.7122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06898" calcext:value-type="float">
            <text:p>706898</text:p>
          </table:table-cell>
          <table:table-cell office:value-type="float" office:value="87630136" calcext:value-type="float">
            <text:p>8763013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81573692" calcext:value-type="float">
            <text:p>1981573692</text:p>
          </table:table-cell>
          <table:table-cell office:value-type="float" office:value="123.96" calcext:value-type="float">
            <text:p>123.96</text:p>
          </table:table-cell>
          <table:table-cell table:number-columns-repeated="2"/>
          <table:table-cell table:formula="of:=[.J40]/[.D44]" office:value-type="float" office:value="211.938315430878" calcext:value-type="float">
            <text:p>211.938315430878</text:p>
          </table:table-cell>
          <table:table-cell table:formula="of:=[.K40]/[.D43]" office:value-type="float" office:value="595.489668953317" calcext:value-type="float">
            <text:p>595.48966895331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8761" calcext:value-type="float">
            <text:p>308761</text:p>
          </table:table-cell>
          <table:table-cell office:value-type="float" office:value="42424294" calcext:value-type="float">
            <text:p>42424294</text:p>
          </table:table-cell>
          <table:table-cell office:value-type="float" office:value="0" calcext:value-type="float">
            <text:p>0</text:p>
          </table:table-cell>
          <table:table-cell office:value-type="float" office:value="2055240872" calcext:value-type="float">
            <text:p>2055240872</text:p>
          </table:table-cell>
          <table:table-cell office:value-type="float" office:value="137.4" calcext:value-type="float">
            <text:p>13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209976156" calcext:value-type="float">
            <text:p>20997615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8172352" calcext:value-type="float">
            <text:p>98817235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655419092" calcext:value-type="float">
            <text:p>65541909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64471264" calcext:value-type="float">
            <text:p>964471264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5601772" calcext:value-type="float">
            <text:p>98560177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476568700" calcext:value-type="float">
            <text:p>476568700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3557152296" calcext:value-type="float">
            <text:p>355715229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533759363.99" calcext:value-type="float">
            <text:p>533759363.99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6.7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088e6, out</text:p>
          </table:table-cell>
          <table:table-cell office:value-type="string" calcext:value-type="string">
            <text:p><text:s/>4.4582e6, dro</text:p>
          </table:table-cell>
          <table:table-cell office:value-type="string" calcext:value-type="string">
            <text:p>p 4.250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412424636" calcext:value-type="float">
            <text:p>412424636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725796775324966" calcext:value-type="float">
            <text:p>0.725796775324966</text:p>
          </table:table-cell>
          <table:table-cell table:formula="of:=[.D60]/[.D56]" office:value-type="float" office:value="0.274203224675034" calcext:value-type="float">
            <text:p>0.27420322467503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3564119488" calcext:value-type="float">
            <text:p>3564119488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/4" office:value-type="float" office:value="7058605535.13664" calcext:value-type="float">
            <text:p>7058605535.13664</text:p>
          </table:table-cell>
          <table:table-cell table:formula="of:=[.F60]+[.F65]+[.F66]+[.F67]+(([.F56]+[.F57])*[.K56])+[.F58]*0.75" office:value-type="float" office:value="7717331624.86336" calcext:value-type="float">
            <text:p>7717331624.863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10759" calcext:value-type="float">
            <text:p>710759</text:p>
          </table:table-cell>
          <table:table-cell office:value-type="float" office:value="89083501" calcext:value-type="float">
            <text:p>890835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00946836" calcext:value-type="float">
            <text:p>2400946836</text:p>
          </table:table-cell>
          <table:table-cell office:value-type="float" office:value="125.34" calcext:value-type="float">
            <text:p>125.34</text:p>
          </table:table-cell>
          <table:table-cell table:number-columns-repeated="2"/>
          <table:table-cell table:formula="of:=[.J57]/[.D61]" office:value-type="float" office:value="213.257410433503" calcext:value-type="float">
            <text:p>213.257410433503</text:p>
          </table:table-cell>
          <table:table-cell table:formula="of:=[.K57]/[.D60]" office:value-type="float" office:value="617.155861814157" calcext:value-type="float">
            <text:p>617.15586181415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4976" calcext:value-type="float">
            <text:p>324976</text:p>
          </table:table-cell>
          <table:table-cell office:value-type="float" office:value="43479836" calcext:value-type="float">
            <text:p>43479836</text:p>
          </table:table-cell>
          <table:table-cell office:value-type="float" office:value="0" calcext:value-type="float">
            <text:p>0</text:p>
          </table:table-cell>
          <table:table-cell office:value-type="float" office:value="1644949548" calcext:value-type="float">
            <text:p>1644949548</text:p>
          </table:table-cell>
          <table:table-cell office:value-type="float" office:value="133.79" calcext:value-type="float">
            <text:p>133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212875660" calcext:value-type="float">
            <text:p>21287566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77828988" calcext:value-type="float">
            <text:p>97782898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642395756" calcext:value-type="float">
            <text:p>64239575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68202604" calcext:value-type="float">
            <text:p>9682026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83778576" calcext:value-type="float">
            <text:p>98377857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494930704" calcext:value-type="float">
            <text:p>49493070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3585540948" calcext:value-type="float">
            <text:p>358554094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532892964" calcext:value-type="float">
            <text:p>53289296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7.3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4959e6, out</text:p>
          </table:table-cell>
          <table:table-cell office:value-type="string" calcext:value-type="string">
            <text:p><text:s/>4.6715e6, dro</text:p>
          </table:table-cell>
          <table:table-cell office:value-type="string" calcext:value-type="string">
            <text:p>p 3.82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431126064" calcext:value-type="float">
            <text:p>43112606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720808249359046" calcext:value-type="float">
            <text:p>0.720808249359046</text:p>
          </table:table-cell>
          <table:table-cell table:formula="of:=[.D77]/[.D73]" office:value-type="float" office:value="0.279191750640954" calcext:value-type="float">
            <text:p>0.27919175064095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3718244784" calcext:value-type="float">
            <text:p>371824478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/4" office:value-type="float" office:value="7168664178.88834" calcext:value-type="float">
            <text:p>7168664178.88834</text:p>
          </table:table-cell>
          <table:table-cell table:formula="of:=[.F77]+[.F82]+[.F83]+[.F84]+(([.F73]+[.F74])*[.K73])+[.F75]*0.75" office:value-type="float" office:value="7737832709.11166" calcext:value-type="float">
            <text:p>7737832709.1116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3596" calcext:value-type="float">
            <text:p>693596</text:p>
          </table:table-cell>
          <table:table-cell office:value-type="float" office:value="86724974" calcext:value-type="float">
            <text:p>8672497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53034056" calcext:value-type="float">
            <text:p>1953034056</text:p>
          </table:table-cell>
          <table:table-cell office:value-type="float" office:value="125.04" calcext:value-type="float">
            <text:p>125.04</text:p>
          </table:table-cell>
          <table:table-cell table:number-columns-repeated="2"/>
          <table:table-cell table:formula="of:=[.J74]/[.D78]" office:value-type="float" office:value="208.556942622286" calcext:value-type="float">
            <text:p>208.556942622286</text:p>
          </table:table-cell>
          <table:table-cell table:formula="of:=[.K74]/[.D77]" office:value-type="float" office:value="581.196403347883" calcext:value-type="float">
            <text:p>581.19640334788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0109" calcext:value-type="float">
            <text:p>290109</text:p>
          </table:table-cell>
          <table:table-cell office:value-type="float" office:value="39038651" calcext:value-type="float">
            <text:p>39038651</text:p>
          </table:table-cell>
          <table:table-cell office:value-type="float" office:value="0" calcext:value-type="float">
            <text:p>0</text:p>
          </table:table-cell>
          <table:table-cell office:value-type="float" office:value="1464224056" calcext:value-type="float">
            <text:p>1464224056</text:p>
          </table:table-cell>
          <table:table-cell office:value-type="float" office:value="134.57" calcext:value-type="float">
            <text:p>134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219805400" calcext:value-type="float">
            <text:p>2198054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927556" calcext:value-type="float">
            <text:p>1004927556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662956240" calcext:value-type="float">
            <text:p>662956240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104928" calcext:value-type="float">
            <text:p>100410492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17516204" calcext:value-type="float">
            <text:p>101751620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16081612" calcext:value-type="float">
            <text:p>51608161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3816677472" calcext:value-type="float">
            <text:p>38166774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62022572" calcext:value-type="float">
            <text:p>5620225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5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0626e6, out</text:p>
          </table:table-cell>
          <table:table-cell office:value-type="string" calcext:value-type="string">
            <text:p><text:s/>4.8811e6, dro</text:p>
          </table:table-cell>
          <table:table-cell office:value-type="string" calcext:value-type="string">
            <text:p>p 3.181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435294644" calcext:value-type="float">
            <text:p>435294644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713745012113049" calcext:value-type="float">
            <text:p>0.713745012113049</text:p>
          </table:table-cell>
          <table:table-cell table:formula="of:=[.D94]/[.D90]" office:value-type="float" office:value="0.286254987886951" calcext:value-type="float">
            <text:p>0.2862549878869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3854297752" calcext:value-type="float">
            <text:p>3854297752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/4" office:value-type="float" office:value="7345284675.64306" calcext:value-type="float">
            <text:p>7345284675.64306</text:p>
          </table:table-cell>
          <table:table-cell table:formula="of:=[.F94]+[.F99]+[.F100]+[.F101]+(([.F90]+[.F91])*[.K90])+[.F92]*0.75" office:value-type="float" office:value="7734357496.35694" calcext:value-type="float">
            <text:p>7734357496.3569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75451" calcext:value-type="float">
            <text:p>675451</text:p>
          </table:table-cell>
          <table:table-cell office:value-type="float" office:value="82311138" calcext:value-type="float">
            <text:p>82311138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333140268" calcext:value-type="float">
            <text:p>1333140268</text:p>
          </table:table-cell>
          <table:table-cell office:value-type="float" office:value="121.86" calcext:value-type="float">
            <text:p>121.86</text:p>
          </table:table-cell>
          <table:table-cell table:number-columns-repeated="2"/>
          <table:table-cell table:formula="of:=[.J91]/[.D95]" office:value-type="float" office:value="206.521939965852" calcext:value-type="float">
            <text:p>206.521939965852</text:p>
          </table:table-cell>
          <table:table-cell table:formula="of:=[.K91]/[.D94]" office:value-type="float" office:value="542.215376469427" calcext:value-type="float">
            <text:p>542.21537646942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4555" calcext:value-type="float">
            <text:p>234555</text:p>
          </table:table-cell>
          <table:table-cell office:value-type="float" office:value="32480167" calcext:value-type="float">
            <text:p>32480167</text:p>
          </table:table-cell>
          <table:table-cell office:value-type="float" office:value="0" calcext:value-type="float">
            <text:p>0</text:p>
          </table:table-cell>
          <table:table-cell office:value-type="float" office:value="1290025696" calcext:value-type="float">
            <text:p>1290025696</text:p>
          </table:table-cell>
          <table:table-cell office:value-type="float" office:value="138.48" calcext:value-type="float">
            <text:p>13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240430176" calcext:value-type="float">
            <text:p>24043017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32823568" calcext:value-type="float">
            <text:p>10328235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771898984" calcext:value-type="float">
            <text:p>77189898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83241012" calcext:value-type="float">
            <text:p>1083241012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62360868" calcext:value-type="float">
            <text:p>10623608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576007924" calcext:value-type="float">
            <text:p>57600792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4085071040" calcext:value-type="float">
            <text:p>4085071040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605075936" calcext:value-type="float">
            <text:p>60507593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9.9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6812e6, out</text:p>
          </table:table-cell>
          <table:table-cell office:value-type="string" calcext:value-type="string">
            <text:p><text:s/>5.1443e6, dro</text:p>
          </table:table-cell>
          <table:table-cell office:value-type="string" calcext:value-type="string">
            <text:p>p 2.53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57582760" calcext:value-type="float">
            <text:p>457582760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708067580518113" calcext:value-type="float">
            <text:p>0.708067580518113</text:p>
          </table:table-cell>
          <table:table-cell table:formula="of:=[.D111]/[.D107]" office:value-type="float" office:value="0.291932419481887" calcext:value-type="float">
            <text:p>0.2919324194818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037071556" calcext:value-type="float">
            <text:p>4037071556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/4" office:value-type="float" office:value="7435274446.79542" calcext:value-type="float">
            <text:p>7435274446.79542</text:p>
          </table:table-cell>
          <table:table-cell table:formula="of:=[.F111]+[.F116]+[.F117]+[.F118]+(([.F107]+[.F108])*[.K107])+[.F109]*0.75" office:value-type="float" office:value="7938787149.20459" calcext:value-type="float">
            <text:p>7938787149.20459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8081" calcext:value-type="float">
            <text:p>648081</text:p>
          </table:table-cell>
          <table:table-cell office:value-type="float" office:value="78400704" calcext:value-type="float">
            <text:p>7840070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000817616" calcext:value-type="float">
            <text:p>1000817616</text:p>
          </table:table-cell>
          <table:table-cell office:value-type="float" office:value="120.97" calcext:value-type="float">
            <text:p>120.97</text:p>
          </table:table-cell>
          <table:table-cell table:number-columns-repeated="2"/>
          <table:table-cell table:formula="of:=[.J108]/[.D112]" office:value-type="float" office:value="199.986853986835" calcext:value-type="float">
            <text:p>199.986853986835</text:p>
          </table:table-cell>
          <table:table-cell table:formula="of:=[.K108]/[.D111]" office:value-type="float" office:value="517.906052702747" calcext:value-type="float">
            <text:p>517.90605270274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934" calcext:value-type="float">
            <text:p>178934</text:p>
          </table:table-cell>
          <table:table-cell office:value-type="float" office:value="25893264" calcext:value-type="float">
            <text:p>25893264</text:p>
          </table:table-cell>
          <table:table-cell office:value-type="float" office:value="0" calcext:value-type="float">
            <text:p>0</text:p>
          </table:table-cell>
          <table:table-cell office:value-type="float" office:value="996013768" calcext:value-type="float">
            <text:p>996013768</text:p>
          </table:table-cell>
          <table:table-cell office:value-type="float" office:value="144.71" calcext:value-type="float">
            <text:p>144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259412268" calcext:value-type="float">
            <text:p>25941226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78842496" calcext:value-type="float">
            <text:p>107884249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717418768" calcext:value-type="float">
            <text:p>71741876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84612672" calcext:value-type="float">
            <text:p>108461267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121677100" calcext:value-type="float">
            <text:p>1121677100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584290716" calcext:value-type="float">
            <text:p>58429071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4388047900" calcext:value-type="float">
            <text:p>43880479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644287744" calcext:value-type="float">
            <text:p>64428774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1.23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3737e6, out</text:p>
          </table:table-cell>
          <table:table-cell office:value-type="string" calcext:value-type="string">
            <text:p><text:s/>5.4776e6, dro</text:p>
          </table:table-cell>
          <table:table-cell office:value-type="string" calcext:value-type="string">
            <text:p>p 1.8961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4634" calcext:value-type="float">
            <text:p>294634</text:p>
          </table:table-cell>
          <table:table-cell office:value-type="float" office:value="56030496" calcext:value-type="float">
            <text:p>56030496</text:p>
          </table:table-cell>
          <table:table-cell office:value-type="float" office:value="0" calcext:value-type="float">
            <text:p>0</text:p>
          </table:table-cell>
          <table:table-cell office:value-type="float" office:value="480975784" calcext:value-type="float">
            <text:p>480975784</text:p>
          </table:table-cell>
          <table:table-cell office:value-type="float" office:value="190.17" calcext:value-type="float">
            <text:p>190.17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0.70199139411509" calcext:value-type="float">
            <text:p>0.70199139411509</text:p>
          </table:table-cell>
          <table:table-cell table:formula="of:=[.D128]/[.D124]" office:value-type="float" office:value="0.298008605884909" calcext:value-type="float">
            <text:p>0.29800860588490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4634" calcext:value-type="float">
            <text:p>294634</text:p>
          </table:table-cell>
          <table:table-cell office:value-type="float" office:value="56030496" calcext:value-type="float">
            <text:p>56030496</text:p>
          </table:table-cell>
          <table:table-cell office:value-type="float" office:value="0" calcext:value-type="float">
            <text:p>0</text:p>
          </table:table-cell>
          <table:table-cell office:value-type="float" office:value="4246533756" calcext:value-type="float">
            <text:p>4246533756</text:p>
          </table:table-cell>
          <table:table-cell office:value-type="float" office:value="190.17" calcext:value-type="float">
            <text:p>190.17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/4" office:value-type="float" office:value="7614724531.67699" calcext:value-type="float">
            <text:p>7614724531.67699</text:p>
          </table:table-cell>
          <table:table-cell table:formula="of:=[.F128]+[.F133]+[.F134]+[.F135]+(([.F124]+[.F125])*[.K124])+[.F126]*0.75" office:value-type="float" office:value="8064256696.32301" calcext:value-type="float">
            <text:p>8064256696.3230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8709" calcext:value-type="float">
            <text:p>648709</text:p>
          </table:table-cell>
          <table:table-cell office:value-type="float" office:value="75426259" calcext:value-type="float">
            <text:p>7542625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36205036" calcext:value-type="float">
            <text:p>336205036</text:p>
          </table:table-cell>
          <table:table-cell office:value-type="float" office:value="116.27" calcext:value-type="float">
            <text:p>116.27</text:p>
          </table:table-cell>
          <table:table-cell table:number-columns-repeated="2"/>
          <table:table-cell table:formula="of:=[.J125]/[.D129]" office:value-type="float" office:value="193.596696357576" calcext:value-type="float">
            <text:p>193.596696357576</text:p>
          </table:table-cell>
          <table:table-cell table:formula="of:=[.K125]/[.D128]" office:value-type="float" office:value="482.959897537367" calcext:value-type="float">
            <text:p>482.95989753736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3020" calcext:value-type="float">
            <text:p>123020</text:p>
          </table:table-cell>
          <table:table-cell office:value-type="float" office:value="19395763" calcext:value-type="float">
            <text:p>19395763</text:p>
          </table:table-cell>
          <table:table-cell office:value-type="float" office:value="0" calcext:value-type="float">
            <text:p>0</text:p>
          </table:table-cell>
          <table:table-cell office:value-type="float" office:value="743085220" calcext:value-type="float">
            <text:p>743085220</text:p>
          </table:table-cell>
          <table:table-cell office:value-type="float" office:value="157.66" calcext:value-type="float">
            <text:p>157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262410696" calcext:value-type="float">
            <text:p>26241069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45632272" calcext:value-type="float">
            <text:p>1145632272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762727840" calcext:value-type="float">
            <text:p>762727840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32321424" calcext:value-type="float">
            <text:p>113232142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71320724" calcext:value-type="float">
            <text:p>117132072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648994620" calcext:value-type="float">
            <text:p>64899462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4775088200" calcext:value-type="float">
            <text:p>47750882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716770876" calcext:value-type="float">
            <text:p>71677087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2.41, last</text:p>
          </table:table-cell>
          <table:table-cell office:value-type="string" calcext:value-type="string">
            <text:p>128 main loops 0.</text:p>
          </table:table-cell>
          <table:table-cell table:style-name="ce1"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9536e6, out</text:p>
          </table:table-cell>
          <table:table-cell office:value-type="string" calcext:value-type="string">
            <text:p><text:s/>5.7006e6, dro</text:p>
          </table:table-cell>
          <table:table-cell office:value-type="string" calcext:value-type="string">
            <text:p>p 1.2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95614728" calcext:value-type="float">
            <text:p>4956147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696664895685806" calcext:value-type="float">
            <text:p>0.696664895685806</text:p>
          </table:table-cell>
          <table:table-cell table:formula="of:=[.D145]/[.D141]" office:value-type="float" office:value="0.303335104314194" calcext:value-type="float">
            <text:p>0.30333510431419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461436528" calcext:value-type="float">
            <text:p>44614365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/4" office:value-type="float" office:value="10281487005.1704" calcext:value-type="float">
            <text:p>10281487005.1704</text:p>
          </table:table-cell>
          <table:table-cell table:formula="of:=[.F145]+[.F150]+[.F151]+[.F152]+(([.F141]+[.F142])*[.K141])+[.F143]*0.75" office:value-type="float" office:value="15618965094.8296" calcext:value-type="float">
            <text:p>15618965094.829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9979" calcext:value-type="float">
            <text:p>639979</text:p>
          </table:table-cell>
          <table:table-cell office:value-type="float" office:value="71064685" calcext:value-type="float">
            <text:p>71064685</text:p>
          </table:table-cell>
          <table:table-cell office:value-type="float" office:value="0" calcext:value-type="float">
            <text:p>0</text:p>
          </table:table-cell>
          <table:table-cell office:value-type="float" office:value="9761377732" calcext:value-type="float">
            <text:p>9761377732</text:p>
          </table:table-cell>
          <table:table-cell office:value-type="float" office:value="111.04" calcext:value-type="float">
            <text:p>111.04</text:p>
          </table:table-cell>
          <table:table-cell table:number-columns-repeated="2"/>
          <table:table-cell table:formula="of:=[.J142]/[.D146]" office:value-type="float" office:value="253.317024634731" calcext:value-type="float">
            <text:p>253.317024634731</text:p>
          </table:table-cell>
          <table:table-cell table:formula="of:=[.K142]/[.D145]" office:value-type="float" office:value="883.816196310596" calcext:value-type="float">
            <text:p>883.81619631059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257" calcext:value-type="float">
            <text:p>67257</text:p>
          </table:table-cell>
          <table:table-cell office:value-type="float" office:value="12805068" calcext:value-type="float">
            <text:p>12805068</text:p>
          </table:table-cell>
          <table:table-cell office:value-type="float" office:value="0" calcext:value-type="float">
            <text:p>0</text:p>
          </table:table-cell>
          <table:table-cell office:value-type="float" office:value="496184712" calcext:value-type="float">
            <text:p>496184712</text:p>
          </table:table-cell>
          <table:table-cell office:value-type="float" office:value="190.39" calcext:value-type="float">
            <text:p>19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280291952" calcext:value-type="float">
            <text:p>280291952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2816828" calcext:value-type="float">
            <text:p>11828168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783140440" calcext:value-type="float">
            <text:p>78314044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8258628" calcext:value-type="float">
            <text:p>11882586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233523080" calcext:value-type="float">
            <text:p>123352308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693600056" calcext:value-type="float">
            <text:p>693600056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5066382764" calcext:value-type="float">
            <text:p>50663827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754009364" calcext:value-type="float">
            <text:p>7540093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7.4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7662e6, out</text:p>
          </table:table-cell>
          <table:table-cell office:value-type="string" calcext:value-type="string">
            <text:p><text:s/>6.1541e6, dro</text:p>
          </table:table-cell>
          <table:table-cell office:value-type="string" calcext:value-type="string">
            <text:p>p 6.1205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515501572" calcext:value-type="float">
            <text:p>515501572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725651933102798" calcext:value-type="float">
            <text:p>0.725651933102798</text:p>
          </table:table-cell>
          <table:table-cell table:formula="of:=[.D162]/[.D158]" office:value-type="float" office:value="0.274348066897202" calcext:value-type="float">
            <text:p>0.27434806689720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4725083768" calcext:value-type="float">
            <text:p>4725083768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/4" office:value-type="float" office:value="11029781407.5612" calcext:value-type="float">
            <text:p>11029781407.5612</text:p>
          </table:table-cell>
          <table:table-cell table:formula="of:=[.F162]+[.F167]+[.F168]+[.F169]+(([.F158]+[.F159])*[.K158])+[.F160]*0.75" office:value-type="float" office:value="15129878000.4388" calcext:value-type="float">
            <text:p>15129878000.438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06003" calcext:value-type="float">
            <text:p>606003</text:p>
          </table:table-cell>
          <table:table-cell office:value-type="float" office:value="69135724" calcext:value-type="float">
            <text:p>69135724</text:p>
          </table:table-cell>
          <table:table-cell office:value-type="float" office:value="0" calcext:value-type="float">
            <text:p>0</text:p>
          </table:table-cell>
          <table:table-cell office:value-type="float" office:value="9444493716" calcext:value-type="float">
            <text:p>9444493716</text:p>
          </table:table-cell>
          <table:table-cell office:value-type="float" office:value="114.08" calcext:value-type="float">
            <text:p>114.08</text:p>
          </table:table-cell>
          <table:table-cell table:number-columns-repeated="2"/>
          <table:table-cell table:formula="of:=[.J159]/[.D163]" office:value-type="float" office:value="241.720125185042" calcext:value-type="float">
            <text:p>241.720125185042</text:p>
          </table:table-cell>
          <table:table-cell table:formula="of:=[.K159]/[.D162]" office:value-type="float" office:value="877.01653844165" calcext:value-type="float">
            <text:p>877.01653844165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550" calcext:value-type="float">
            <text:p>32550</text:p>
          </table:table-cell>
          <table:table-cell office:value-type="float" office:value="6253812" calcext:value-type="float">
            <text:p>6253812</text:p>
          </table:table-cell>
          <table:table-cell office:value-type="float" office:value="0" calcext:value-type="float">
            <text:p>0</text:p>
          </table:table-cell>
          <table:table-cell office:value-type="float" office:value="239828416" calcext:value-type="float">
            <text:p>239828416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273189048" calcext:value-type="float">
            <text:p>27318904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35945624" calcext:value-type="float">
            <text:p>133594562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865929244" calcext:value-type="float">
            <text:p>86592924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10907452" calcext:value-type="float">
            <text:p>1310907452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53034776" calcext:value-type="float">
            <text:p>1353034776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662499580" calcext:value-type="float">
            <text:p>66249958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4935863728" calcext:value-type="float">
            <text:p>493586372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737210900" calcext:value-type="float">
            <text:p>73721090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5172e6, out</text:p>
          </table:table-cell>
          <table:table-cell office:value-type="string" calcext:value-type="string">
            <text:p><text:s/>6.5158e6, dro</text:p>
          </table:table-cell>
          <table:table-cell office:value-type="string" calcext:value-type="string">
            <text:p>p 1.4479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22587300" calcext:value-type="float">
            <text:p>5225873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750643463641803" calcext:value-type="float">
            <text:p>0.750643463641803</text:p>
          </table:table-cell>
          <table:table-cell table:formula="of:=[.D179]/[.D175]" office:value-type="float" office:value="0.249356536358197" calcext:value-type="float">
            <text:p>0.24935653635819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004114200" calcext:value-type="float">
            <text:p>50041142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/4" office:value-type="float" office:value="11729451657.4643" calcext:value-type="float">
            <text:p>11729451657.4643</text:p>
          </table:table-cell>
          <table:table-cell table:formula="of:=[.F179]+[.F184]+[.F185]+[.F186]+(([.F175]+[.F176])*[.K175])+[.F177]*0.75" office:value-type="float" office:value="14639410826.5257" calcext:value-type="float">
            <text:p>14639410826.525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15922" calcext:value-type="float">
            <text:p>615922</text:p>
          </table:table-cell>
          <table:table-cell office:value-type="float" office:value="66527085" calcext:value-type="float">
            <text:p>66527085</text:p>
          </table:table-cell>
          <table:table-cell office:value-type="float" office:value="0" calcext:value-type="float">
            <text:p>0</text:p>
          </table:table-cell>
          <table:table-cell office:value-type="float" office:value="9220085780" calcext:value-type="float">
            <text:p>9220085780</text:p>
          </table:table-cell>
          <table:table-cell office:value-type="float" office:value="108.01" calcext:value-type="float">
            <text:p>108.01</text:p>
          </table:table-cell>
          <table:table-cell table:number-columns-repeated="2"/>
          <table:table-cell table:formula="of:=[.J176]/[.D180]" office:value-type="float" office:value="234.931906870088" calcext:value-type="float">
            <text:p>234.931906870088</text:p>
          </table:table-cell>
          <table:table-cell table:formula="of:=[.K176]/[.D179]" office:value-type="float" office:value="882.675034239743" calcext:value-type="float">
            <text:p>882.67503423974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7" calcext:value-type="float">
            <text:p>77</text:p>
          </table:table-cell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571656" calcext:value-type="float">
            <text:p>571656</text:p>
          </table:table-cell>
          <table:table-cell office:value-type="float" office:value="191.95" calcext:value-type="float">
            <text:p>191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253848648" calcext:value-type="float">
            <text:p>25384864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4132312" calcext:value-type="float">
            <text:p>1424132312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947597335.99" calcext:value-type="float">
            <text:p>947597335.99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8428604" calcext:value-type="float">
            <text:p>1428428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75689604" calcext:value-type="float">
            <text:p>1475689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622895328" calcext:value-type="float">
            <text:p>62289532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4759327172" calcext:value-type="float">
            <text:p>4759327172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710156200" calcext:value-type="float">
            <text:p>710156200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6:58:22.544469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0T16:58:49.758284362</dc:date>
    <meta:editing-duration>PT2H39M51S</meta:editing-duration>
    <meta:editing-cycles>3</meta:editing-cycles>
    <meta:generator>LibreOffice/5.3.6.1$Linux_X86_64 LibreOffice_project/30$Build-1</meta:generator>
    <meta:document-statistic meta:table-count="1" meta:cell-count="1223" meta:object-count="0"/>
  </office:meta>
</office:document-meta>
</file>